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7e0f"/>
    </style:style>
    <style:style style:name="P2" style:family="paragraph" style:parent-style-name="Standard">
      <style:text-properties officeooo:paragraph-rsid="000c23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#include &lt;iostream&gt;<text:line-break/>using namespace std;<text:line-break/>class A <text:s/></text:p>
      <text:p text:style-name="P2"><text:line-break/>{ <text:s/></text:p>
      <text:p text:style-name="P2"><text:line-break/> <text:s text:c="2"/>int x=5; <text:s/><text:line-break/> <text:s text:c="3"/>public: <text:s/><text:line-break/> <text:s text:c="3"/>void display() </text:p>
      <text:p text:style-name="P2"><text:s/><text:line-break/> <text:s text:c="3"/>{ <text:s/></text:p>
      <text:p text:style-name="P2"><text:line-break/> <text:s text:c="7"/>std::cout &lt;&lt; "Value of x is : " &lt;&lt; x&lt;&lt;std::endl;</text:p>
      <text:p text:style-name="P2"><text:s text:c="2"/><text:line-break/> <text:s text:c="3"/>} <text:s/></text:p>
      <text:p text:style-name="P2"><text:line-break/>}; <text:s/></text:p>
      <text:p text:style-name="P2"><text:line-break/>class B: public A </text:p>
      <text:p text:style-name="P2"><text:s/><text:line-break/>{ <text:s/></text:p>
      <text:p text:style-name="P2"><text:line-break/> <text:s text:c="3"/>int y = 10; <text:s/><text:line-break/> <text:s text:c="3"/>public: <text:s/><text:line-break/> <text:s text:c="3"/>void display() </text:p>
      <text:p text:style-name="P2"><text:s/><text:line-break/> <text:s text:c="3"/>{ <text:s/></text:p>
      <text:p text:style-name="P2"><text:line-break/> <text:s text:c="7"/>std::cout &lt;&lt; "Value of y is : " &lt;&lt;y&lt;&lt; std::endl; </text:p>
      <text:p text:style-name="P2"><text:s/><text:line-break/> <text:s text:c="3"/>} <text:s/></text:p>
      <text:p text:style-name="P2"><text:line-break/>}; <text:s/></text:p>
      <text:p text:style-name="P2"><text:line-break/>int main() <text:s/><text:line-break/>{ </text:p>
      <text:p text:style-name="P2"><text:s/><text:line-break/> <text:s text:c="3"/>A *a; <text:s/><text:line-break/> <text:s text:c="3"/>B b; <text:s/><text:line-break/> <text:s text:c="3"/>a = &amp;b; <text:s/><text:line-break/> <text:s text:c="2"/>a-&gt;display(); <text:s/><text:line-break/> <text:s text:c="3"/>return 0; <text:s/></text:p>
      <text:p text:style-name="P2"><text:line-break/>} <text:s/><text:line-break/><text:line-break/><text:line-break/></text:p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8:45:41.172000000</dc:date>
    <meta:editing-duration>PT9M43S</meta:editing-duration>
    <meta:editing-cycles>3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17" meta:word-count="65" meta:character-count="436" meta:non-whitespace-character-count="243"/>
  </office:meta>
</office:document-meta>
</file>